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7cm" svg:height="2.6cm" svg:x="6.4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0.6cm" svg:height="4.7cm" svg:x="5cm" svg:y="6cm">
          <text:p text:style-name="P1">Input width</text:p>
          <text:p text:style-name="P1">Input lengt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3" draw:id="id3" draw:layer="layout" svg:width="10.1cm" svg:height="5cm" svg:x="4.7cm" svg:y="12.2cm">
          <text:p text:style-name="P1">(Width-2)*(length-2)=area</text:p>
          <text:p text:style-name="P1">area*10=cost to turf lawn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0cm" svg:height="4.2cm" svg:x="4.5cm" svg:y="23.9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5cm" svg:y1="3.8cm" svg:x2="10.3cm" svg:y2="6cm" draw:start-shape="id1" draw:start-glue-point="8" draw:end-shape="id2" svg:d="M10250 3800l50 2200" svg:viewBox="0 0 51 2201">
          <text:p/>
        </draw:connector>
        <draw:connector draw:style-name="gr2" draw:text-style-name="P1" draw:layer="layout" draw:type="line" svg:x1="9.22cm" svg:y1="10.7cm" svg:x2="9.75cm" svg:y2="12.2cm" draw:start-shape="id2" draw:start-glue-point="7" draw:end-shape="id3" svg:d="M9220 10700l530 1500" svg:viewBox="0 0 531 1501">
          <text:p/>
        </draw:connector>
        <draw:custom-shape draw:style-name="gr1" draw:text-style-name="P1" xml:id="id4" draw:id="id4" draw:layer="layout" svg:width="10.6cm" svg:height="4.3cm" svg:x="4.1cm" svg:y="18.4cm">
          <text:p text:style-name="P1">Output 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" svg:x1="9.75cm" svg:y1="17.2cm" svg:x2="10.46cm" svg:y2="18.4cm" draw:start-shape="id3" draw:start-glue-point="2" draw:end-shape="id4" draw:end-glue-point="4" svg:d="M9750 17200l710 1200" svg:viewBox="0 0 711 1201">
          <text:p/>
        </draw:connector>
        <draw:connector draw:style-name="gr2" draw:text-style-name="P1" draw:layer="layout" draw:type="line" svg:x1="9.4cm" svg:y1="22.7cm" svg:x2="9.5cm" svg:y2="23.9cm" draw:start-shape="id4" draw:start-glue-point="8" draw:end-shape="id5" draw:end-glue-point="4" svg:d="M9400 22700l100 1200" svg:viewBox="0 0 10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19:37.059000000</meta:creation-date>
    <dc:date>2014-09-16T10:58:20.600000000</dc:date>
    <meta:editing-duration>PT23M33S</meta:editing-duration>
    <meta:editing-cycles>1</meta:editing-cycles>
    <meta:document-statistic meta:object-count="9"/>
    <meta:generator>LibreOffice/4.2.5.2$Windows_x86 LibreOffice_project/61cb170a04bb1f12e77c884eab9192be736ec5f5</meta:generator>
  </office:meta>
</office:document-meta>
</file>